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lability_results" table:style-name="ta1">
        <table:shapes>
          <draw:frame draw:z-index="0" draw:style-name="gr1" draw:text-style-name="P1" svg:width="9.8642in" svg:height="6.7165in" svg:x="17.0075in" svg:y="6.4142in">
            <draw:object draw:notify-on-update-of-ranges="scalability_results.M84:scalability_results.M113 scalability_results.M2:scalability_results.M31 scalability_results.I2:scalability_results.I31 scalability_results.M248:scalability_results.M277 scalability_results.I248:scalability_results.I277 scalability_results.M166:scalability_results.M195 scalability_results.I166:scalability_results.I195 scalability_results.M84:scalability_results.M113 scalability_results.I84:scalability_results.I1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8984in" svg:height="5.9516in" svg:x="17.0669in" svg:y="0.2618in">
            <draw:object draw:notify-on-update-of-ranges="scalability_results.I2:scalability_results.I31 scalability_results.J2:scalability_results.J31 scalability_results.J166:scalability_results.J195 scalability_results.I166:scalability_results.I195 scalability_results.I84:scalability_results.I113 scalability_results.J84:scalability_results.J113 scalability_results.J248:scalability_results.J277 scalability_results.I248:scalability_results.I2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Proc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office:value-type="string" calcext:value-type="string">
            <text:p>Proc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peedUp (median)</text:p>
          </table:table-cell>
          <table:table-cell/>
          <table:table-cell table:style-name="ce4" office:value-type="string" calcext:value-type="string">
            <text:p>Lotka Volterra defined in the code and random seed</text:p>
          </table:table-cell>
        </table:table-row>
        <table:table-row-group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42.807267352" calcext:value-type="float">
              <text:p>42.807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" calcext:value-type="float">
              <text:p>1</text:p>
            </table:table-cell>
            <table:table-cell table:style-name="ce3" table:formula="of:=MEDIAN([.E2:.E11])" office:value-type="float" office:value="42.6195824295" calcext:value-type="float">
              <text:p>42.6196</text:p>
            </table:table-cell>
            <table:table-cell table:style-name="ce3" table:formula="of:=MIN([.E2:.E11])" office:value-type="float" office:value="40.672105445" calcext:value-type="float">
              <text:p>40.6721</text:p>
            </table:table-cell>
            <table:table-cell table:style-name="ce3" table:formula="of:=MAX([.E2:.E11])" office:value-type="float" office:value="45.410569132" calcext:value-type="float">
              <text:p>45.4106</text:p>
            </table:table-cell>
            <table:table-cell table:style-name="ce3" table:formula="of:=[.$J$2] / [.J2]" office:value-type="float" office:value="1" calcext:value-type="float">
              <text:p>1.0000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45.410569132" calcext:value-type="float">
              <text:p>45.410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" calcext:value-type="float">
              <text:p>2</text:p>
            </table:table-cell>
            <table:table-cell table:style-name="ce3" table:formula="of:=MEDIAN([.E12:.E21])" office:value-type="float" office:value="23.733941105" calcext:value-type="float">
              <text:p>23.7339</text:p>
            </table:table-cell>
            <table:table-cell table:style-name="ce3" table:formula="of:=MIN([.E12:.E21])" office:value-type="float" office:value="21.544099029" calcext:value-type="float">
              <text:p>21.5441</text:p>
            </table:table-cell>
            <table:table-cell table:style-name="ce3" table:formula="of:=MAX([.E12:.E21])" office:value-type="float" office:value="25.908613041" calcext:value-type="float">
              <text:p>25.9086</text:p>
            </table:table-cell>
            <table:table-cell table:style-name="ce3" table:formula="of:=[.$J$2] / [.J3]" office:value-type="float" office:value="1.79572293707771" calcext:value-type="float">
              <text:p>1.7957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41.955321907" calcext:value-type="float">
              <text:p>41.955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" calcext:value-type="float">
              <text:p>3</text:p>
            </table:table-cell>
            <table:table-cell table:style-name="ce3" table:formula="of:=MEDIAN([.E22:.E31])" office:value-type="float" office:value="16.0677607915" calcext:value-type="float">
              <text:p>16.0678</text:p>
            </table:table-cell>
            <table:table-cell table:style-name="ce3" table:formula="of:=MIN([.E22:.E31])" office:value-type="float" office:value="15.243009683" calcext:value-type="float">
              <text:p>15.2430</text:p>
            </table:table-cell>
            <table:table-cell table:style-name="ce3" table:formula="of:=MAX([.E22:.E31])" office:value-type="float" office:value="19.812600292" calcext:value-type="float">
              <text:p>19.8126</text:p>
            </table:table-cell>
            <table:table-cell table:style-name="ce3" table:formula="of:=[.$J$2] / [.J4]" office:value-type="float" office:value="2.6524904734732" calcext:value-type="float">
              <text:p>2.6525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40.672105445" calcext:value-type="float">
              <text:p>40.672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4" calcext:value-type="float">
              <text:p>4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42.34590664" calcext:value-type="float">
              <text:p>42.345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5" calcext:value-type="float">
              <text:p>5</text:p>
            </table:table-cell>
            <table:table-cell table:style-name="ce3" table:formula="of:=MEDIAN([.E32:.E41])" office:value-type="float" office:value="10.8105985675" calcext:value-type="float">
              <text:p>10.8106</text:p>
            </table:table-cell>
            <table:table-cell table:style-name="ce3" table:formula="of:=MIN([.E32:.E41])" office:value-type="float" office:value="9.949231391" calcext:value-type="float">
              <text:p>9.9492</text:p>
            </table:table-cell>
            <table:table-cell table:style-name="ce3" table:formula="of:=MAX([.E32:.E41])" office:value-type="float" office:value="12.173997847" calcext:value-type="float">
              <text:p>12.1740</text:p>
            </table:table-cell>
            <table:table-cell table:style-name="ce3" table:formula="of:=[.$J$2] / [.J6]" office:value-type="float" office:value="3.94238877370099" calcext:value-type="float">
              <text:p>3.9424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44.563094061" calcext:value-type="float">
              <text:p>44.563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6" calcext:value-type="float">
              <text:p>6</text:p>
            </table:table-cell>
            <table:table-cell table:style-name="ce3" table:formula="of:=MEDIAN([.E42:.E51])" office:value-type="float" office:value="9.0210566675" calcext:value-type="float">
              <text:p>9.0211</text:p>
            </table:table-cell>
            <table:table-cell table:style-name="ce3" table:formula="of:=MIN([.E42:.E51])" office:value-type="float" office:value="8.268602318" calcext:value-type="float">
              <text:p>8.2686</text:p>
            </table:table-cell>
            <table:table-cell table:style-name="ce3" table:formula="of:=MAX([.E42:.E51])" office:value-type="float" office:value="11.007479068" calcext:value-type="float">
              <text:p>11.0075</text:p>
            </table:table-cell>
            <table:table-cell table:style-name="ce3" table:formula="of:=[.$J$2] / [.J7]" office:value-type="float" office:value="4.72445568189864" calcext:value-type="float">
              <text:p>4.7245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42.546612095" calcext:value-type="float">
              <text:p>42.546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7" calcext:value-type="float">
              <text:p>7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42.018435012" calcext:value-type="float">
              <text:p>42.018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8" calcext:value-type="float">
              <text:p>8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42.692552764" calcext:value-type="float">
              <text:p>42.692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9" calcext:value-type="float">
              <text:p>9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42.995993387" calcext:value-type="float">
              <text:p>42.996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0" calcext:value-type="float">
              <text:p>10</text:p>
            </table:table-cell>
            <table:table-cell table:style-name="ce3" table:formula="of:=MEDIAN([.E55:.E64])" office:value-type="float" office:value="5.8913565565" calcext:value-type="float">
              <text:p>5.8914</text:p>
            </table:table-cell>
            <table:table-cell table:style-name="ce3" table:formula="of:=MIN([.E55:.E64])" office:value-type="float" office:value="4.42861214" calcext:value-type="float">
              <text:p>4.4286</text:p>
            </table:table-cell>
            <table:table-cell table:style-name="ce3" table:formula="of:=MAX([.E55:.E64])" office:value-type="float" office:value="7.749303194" calcext:value-type="float">
              <text:p>7.7493</text:p>
            </table:table-cell>
            <table:table-cell table:style-name="ce3" table:formula="of:=[.$J$2] / [.J11]" office:value-type="float" office:value="7.23425615488802" calcext:value-type="float">
              <text:p>7.2343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22.970292729" calcext:value-type="float">
              <text:p>22.970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1" calcext:value-type="float">
              <text:p>11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21.544099029" calcext:value-type="float">
              <text:p>21.544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2" calcext:value-type="float">
              <text:p>12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22.690203879" calcext:value-type="float">
              <text:p>22.690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3" calcext:value-type="float">
              <text:p>13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25.905427138" calcext:value-type="float">
              <text:p>25.905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4" calcext:value-type="float">
              <text:p>14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23.877934222" calcext:value-type="float">
              <text:p>23.877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5" calcext:value-type="float">
              <text:p>15</text:p>
            </table:table-cell>
            <table:table-cell table:style-name="ce3" table:formula="of:=MEDIAN([.E65:.E74])" office:value-type="float" office:value="4.6633295455" calcext:value-type="float">
              <text:p>4.6633</text:p>
            </table:table-cell>
            <table:table-cell table:style-name="ce3" table:formula="of:=MIN([.E65:.E74])" office:value-type="float" office:value="3.468573549" calcext:value-type="float">
              <text:p>3.4686</text:p>
            </table:table-cell>
            <table:table-cell table:style-name="ce3" table:formula="of:=MAX([.E65:.E74])" office:value-type="float" office:value="6.955068576" calcext:value-type="float">
              <text:p>6.9551</text:p>
            </table:table-cell>
            <table:table-cell table:style-name="ce3" table:formula="of:=[.$J$2] / [.J16]" office:value-type="float" office:value="9.13930315532319" calcext:value-type="float">
              <text:p>9.1393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25.908613041" calcext:value-type="float">
              <text:p>25.908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6" calcext:value-type="float">
              <text:p>16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23.620021776" calcext:value-type="float">
              <text:p>23.620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7" calcext:value-type="float">
              <text:p>17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24.900138816" calcext:value-type="float">
              <text:p>24.900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8" calcext:value-type="float">
              <text:p>18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23.100437761" calcext:value-type="float">
              <text:p>23.100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9" calcext:value-type="float">
              <text:p>19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23.847860434" calcext:value-type="float">
              <text:p>23.847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0" calcext:value-type="float">
              <text:p>20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8.628808878" calcext:value-type="float">
              <text:p>18.628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1" calcext:value-type="float">
              <text:p>21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5.791906125" calcext:value-type="float">
              <text:p>15.791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2" calcext:value-type="float">
              <text:p>22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5.861127919" calcext:value-type="float">
              <text:p>15.861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3" calcext:value-type="float">
              <text:p>23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5.905190781" calcext:value-type="float">
              <text:p>15.905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4" calcext:value-type="float">
              <text:p>24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6.525797098" calcext:value-type="float">
              <text:p>16.525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5" calcext:value-type="float">
              <text:p>25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6.176990332" calcext:value-type="float">
              <text:p>16.177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6" calcext:value-type="float">
              <text:p>26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5.958531251" calcext:value-type="float">
              <text:p>15.958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7" calcext:value-type="float">
              <text:p>27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5.243009683" calcext:value-type="float">
              <text:p>15.243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8" calcext:value-type="float">
              <text:p>28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9.812600292" calcext:value-type="float">
              <text:p>19.812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9" calcext:value-type="float">
              <text:p>29</text:p>
            </table:table-cell>
            <table:table-cell table:number-columns-repeated="6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6.929746087" calcext:value-type="float">
              <text:p>16.9297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0" calcext:value-type="float">
              <text:p>30</text:p>
            </table:table-cell>
            <table:table-cell table:style-name="ce3" table:formula="of:=MEDIAN([.E75:.E85])" office:value-type="float" office:value="4.321527211" calcext:value-type="float">
              <text:p>4.3215</text:p>
            </table:table-cell>
            <table:table-cell table:style-name="ce3" table:formula="of:=MIN([.E75:.E85])" office:value-type="float" office:value="3.670344021" calcext:value-type="float">
              <text:p>3.6703</text:p>
            </table:table-cell>
            <table:table-cell table:style-name="ce3" table:formula="of:=MAX([.E75:.E85])" office:value-type="float" office:value="70.100953487" calcext:value-type="float">
              <text:p>70.1010</text:p>
            </table:table-cell>
            <table:table-cell table:style-name="ce3" table:formula="of:=[.$J$2] / [.J31]" office:value-type="float" office:value="9.8621576004465" calcext:value-type="float">
              <text:p>9.862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1.872099312" calcext:value-type="float">
              <text:p>11.872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0.265220898" calcext:value-type="float">
              <text:p>10.265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0.977571001" calcext:value-type="float">
              <text:p>10.977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1.776280406" calcext:value-type="float">
              <text:p>11.776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2.173997847" calcext:value-type="float">
              <text:p>12.174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9.949231391" calcext:value-type="float">
              <text:p>9.949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1.242777752" calcext:value-type="float">
              <text:p>11.242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0.56755412" calcext:value-type="float">
              <text:p>10.567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0.055786917" calcext:value-type="float">
              <text:p>10.055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0.643626134" calcext:value-type="float">
              <text:p>10.643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8.268602318" calcext:value-type="float">
              <text:p>8.26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9.673771515" calcext:value-type="float">
              <text:p>9.673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0.101548211" calcext:value-type="float">
              <text:p>10.101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8.302390256" calcext:value-type="float">
              <text:p>8.302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0.479860774" calcext:value-type="float">
              <text:p>10.479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9.14242777" calcext:value-type="float">
              <text:p>9.142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1.007479068" calcext:value-type="float">
              <text:p>11.007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8.843972386" calcext:value-type="float">
              <text:p>8.844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8.613138045" calcext:value-type="float">
              <text:p>8.613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8.899685565" calcext:value-type="float">
              <text:p>8.899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7.190986377" calcext:value-type="float">
              <text:p>7.191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6.121170097" calcext:value-type="float">
              <text:p>6.121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7.210873626" calcext:value-type="float">
              <text:p>7.210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7.610508809" calcext:value-type="float">
              <text:p>7.610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7.749303194" calcext:value-type="float">
              <text:p>7.749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6.528650528" calcext:value-type="float">
              <text:p>6.528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6.100332737" calcext:value-type="float">
              <text:p>6.100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6.763306898" calcext:value-type="float">
              <text:p>6.763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5.298513852" calcext:value-type="float">
              <text:p>5.298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5.682380376" calcext:value-type="float">
              <text:p>5.682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4.843328572" calcext:value-type="float">
              <text:p>4.843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4.835021325" calcext:value-type="float">
              <text:p>4.835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4.42861214" calcext:value-type="float">
              <text:p>4.42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4.416955952" calcext:value-type="float">
              <text:p>4.417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6.484647416" calcext:value-type="float">
              <text:p>6.484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4.056623449" calcext:value-type="float">
              <text:p>4.056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6.955068576" calcext:value-type="float">
              <text:p>6.955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5.483455426" calcext:value-type="float">
              <text:p>5.483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5.044485936" calcext:value-type="float">
              <text:p>5.044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4.909703139" calcext:value-type="float">
              <text:p>4.909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3.468573549" calcext:value-type="float">
              <text:p>3.46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3.655379345" calcext:value-type="float">
              <text:p>3.655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4.237038848" calcext:value-type="float">
              <text:p>4.237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3.937256223" calcext:value-type="float">
              <text:p>3.937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3.732396625" calcext:value-type="float">
              <text:p>3.732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3.670344021" calcext:value-type="float">
              <text:p>3.670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4.338605767" calcext:value-type="float">
              <text:p>4.33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4.425935467" calcext:value-type="float">
              <text:p>4.425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4.321527211" calcext:value-type="float">
              <text:p>4.321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4.077026085" calcext:value-type="float">
              <text:p>4.077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</table:table-row-group>
        <table:table-row table:style-name="ro2">
          <table:table-cell table:number-columns-repeated="15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Proc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office:value-type="string" calcext:value-type="string">
            <text:p>Proc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peedUp (median)</text:p>
          </table:table-cell>
          <table:table-cell/>
          <table:table-cell table:style-name="ce4" office:value-type="string" calcext:value-type="string">
            <text:p>Lotka Volterra defined in the XML and random seed</text:p>
          </table:table-cell>
        </table:table-row>
        <table:table-row-group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62.351898614" calcext:value-type="float">
              <text:p>62.351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" calcext:value-type="float">
              <text:p>1</text:p>
            </table:table-cell>
            <table:table-cell table:style-name="ce3" table:formula="of:=MEDIAN([.E84:.E93])" office:value-type="float" office:value="68.1955632125" calcext:value-type="float">
              <text:p>68.1956</text:p>
            </table:table-cell>
            <table:table-cell table:style-name="ce3" table:formula="of:=MIN([.E84:.E93])" office:value-type="float" office:value="62.351898614" calcext:value-type="float">
              <text:p>62.3519</text:p>
            </table:table-cell>
            <table:table-cell table:style-name="ce3" table:formula="of:=MAX([.E84:.E93])" office:value-type="float" office:value="70.100953487" calcext:value-type="float">
              <text:p>70.1010</text:p>
            </table:table-cell>
            <table:table-cell table:style-name="ce3" table:formula="of:=[.$J$84] / [.J84]" office:value-type="float" office:value="1" calcext:value-type="float">
              <text:p>1.0000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70.100953487" calcext:value-type="float">
              <text:p>70.101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" calcext:value-type="float">
              <text:p>2</text:p>
            </table:table-cell>
            <table:table-cell table:style-name="ce3" table:formula="of:=MEDIAN([.E94:.E103])" office:value-type="float" office:value="35.515395013" calcext:value-type="float">
              <text:p>35.5154</text:p>
            </table:table-cell>
            <table:table-cell table:style-name="ce3" table:formula="of:=MIN([.E94:.E103])" office:value-type="float" office:value="33.344497037" calcext:value-type="float">
              <text:p>33.3445</text:p>
            </table:table-cell>
            <table:table-cell table:style-name="ce3" table:formula="of:=MAX([.E94:.E103])" office:value-type="float" office:value="38.438050909" calcext:value-type="float">
              <text:p>38.4381</text:p>
            </table:table-cell>
            <table:table-cell table:style-name="ce3" table:formula="of:=[.$J$84] / [.J85]" office:value-type="float" office:value="1.92016907562306" calcext:value-type="float">
              <text:p>1.920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69.089432021" calcext:value-type="float">
              <text:p>69.089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" calcext:value-type="float">
              <text:p>3</text:p>
            </table:table-cell>
            <table:table-cell table:style-name="ce3" table:formula="of:=MEDIAN([.E104:.E113])" office:value-type="float" office:value="27.108584918" calcext:value-type="float">
              <text:p>27.1086</text:p>
            </table:table-cell>
            <table:table-cell table:style-name="ce3" table:formula="of:=MIN([.E104:.E113])" office:value-type="float" office:value="24.502349463" calcext:value-type="float">
              <text:p>24.5023</text:p>
            </table:table-cell>
            <table:table-cell table:style-name="ce3" table:formula="of:=MAX([.E104:.E113])" office:value-type="float" office:value="29.876507184" calcext:value-type="float">
              <text:p>29.8765</text:p>
            </table:table-cell>
            <table:table-cell table:style-name="ce3" table:formula="of:=[.$J$84] / [.J86]" office:value-type="float" office:value="2.51564452437421" calcext:value-type="float">
              <text:p>2.5156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63.871496385" calcext:value-type="float">
              <text:p>63.871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4" calcext:value-type="float">
              <text:p>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69.7424873" calcext:value-type="float">
              <text:p>69.742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5" calcext:value-type="float">
              <text:p>5</text:p>
            </table:table-cell>
            <table:table-cell table:style-name="ce3" table:formula="of:=MEDIAN([.E114:.E123])" office:value-type="float" office:value="15.9491082665" calcext:value-type="float">
              <text:p>15.9491</text:p>
            </table:table-cell>
            <table:table-cell table:style-name="ce3" table:formula="of:=MIN([.E114:.E123])" office:value-type="float" office:value="15.346851746" calcext:value-type="float">
              <text:p>15.3469</text:p>
            </table:table-cell>
            <table:table-cell table:style-name="ce3" table:formula="of:=MAX([.E114:.E123])" office:value-type="float" office:value="19.628109756" calcext:value-type="float">
              <text:p>19.6281</text:p>
            </table:table-cell>
            <table:table-cell table:style-name="ce3" table:formula="of:=[.$J$84] / [.J88]" office:value-type="float" office:value="4.27582295342117" calcext:value-type="float">
              <text:p>4.2758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67.033927991" calcext:value-type="float">
              <text:p>67.033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6" calcext:value-type="float">
              <text:p>6</text:p>
            </table:table-cell>
            <table:table-cell table:style-name="ce3" table:formula="of:=MEDIAN([.E124:.E133])" office:value-type="float" office:value="15.234264445" calcext:value-type="float">
              <text:p>15.2343</text:p>
            </table:table-cell>
            <table:table-cell table:style-name="ce3" table:formula="of:=MIN([.E124:.E133])" office:value-type="float" office:value="12.479610585" calcext:value-type="float">
              <text:p>12.4796</text:p>
            </table:table-cell>
            <table:table-cell table:style-name="ce3" table:formula="of:=MAX([.E124:.E133])" office:value-type="float" office:value="16.721937627" calcext:value-type="float">
              <text:p>16.7219</text:p>
            </table:table-cell>
            <table:table-cell table:style-name="ce3" table:formula="of:=[.$J$84] / [.J89]" office:value-type="float" office:value="4.47645919884779" calcext:value-type="float">
              <text:p>4.4765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65.385798869" calcext:value-type="float">
              <text:p>65.385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7" calcext:value-type="float">
              <text:p>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68.856114084" calcext:value-type="float">
              <text:p>68.856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8" calcext:value-type="float">
              <text:p>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67.653885541" calcext:value-type="float">
              <text:p>67.653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9" calcext:value-type="float">
              <text:p>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68.737240884" calcext:value-type="float">
              <text:p>68.737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0" calcext:value-type="float">
              <text:p>10</text:p>
            </table:table-cell>
            <table:table-cell table:style-name="ce3" table:formula="of:=MEDIAN([.E137:.E146])" office:value-type="float" office:value="8.674142974" calcext:value-type="float">
              <text:p>8.6741</text:p>
            </table:table-cell>
            <table:table-cell table:style-name="ce3" table:formula="of:=MIN([.E137:.E146])" office:value-type="float" office:value="5.982097696" calcext:value-type="float">
              <text:p>5.9821</text:p>
            </table:table-cell>
            <table:table-cell table:style-name="ce3" table:formula="of:=MAX([.E137:.E146])" office:value-type="float" office:value="11.280401851" calcext:value-type="float">
              <text:p>11.2804</text:p>
            </table:table-cell>
            <table:table-cell table:style-name="ce3" table:formula="of:=[.$J$84] / [.J93]" office:value-type="float" office:value="7.86193672584258" calcext:value-type="float">
              <text:p>7.8619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33.344497037" calcext:value-type="float">
              <text:p>33.344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1" calcext:value-type="float">
              <text:p>11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37.335525681" calcext:value-type="float">
              <text:p>37.335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2" calcext:value-type="float">
              <text:p>12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34.56248911" calcext:value-type="float">
              <text:p>34.562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3" calcext:value-type="float">
              <text:p>13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38.438050909" calcext:value-type="float">
              <text:p>38.438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4" calcext:value-type="float">
              <text:p>1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33.695603262" calcext:value-type="float">
              <text:p>33.695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5" calcext:value-type="float">
              <text:p>15</text:p>
            </table:table-cell>
            <table:table-cell table:style-name="ce3" table:formula="of:=MEDIAN([.E147:.E156])" office:value-type="float" office:value="6.177115373" calcext:value-type="float">
              <text:p>6.1771</text:p>
            </table:table-cell>
            <table:table-cell table:style-name="ce3" table:formula="of:=MIN([.E147:.E156])" office:value-type="float" office:value="4.18752407" calcext:value-type="float">
              <text:p>4.1875</text:p>
            </table:table-cell>
            <table:table-cell table:style-name="ce3" table:formula="of:=MAX([.E147:.E156])" office:value-type="float" office:value="11.330216911" calcext:value-type="float">
              <text:p>11.3302</text:p>
            </table:table-cell>
            <table:table-cell table:style-name="ce3" table:formula="of:=[.$J$84] / [.J98]" office:value-type="float" office:value="11.0400339146296" calcext:value-type="float">
              <text:p>11.0400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34.622758993" calcext:value-type="float">
              <text:p>34.622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6" calcext:value-type="float">
              <text:p>16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35.457057188" calcext:value-type="float">
              <text:p>35.457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7" calcext:value-type="float">
              <text:p>1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35.573732838" calcext:value-type="float">
              <text:p>35.5737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8" calcext:value-type="float">
              <text:p>1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36.744992864" calcext:value-type="float">
              <text:p>36.745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9" calcext:value-type="float">
              <text:p>1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37.458446858" calcext:value-type="float">
              <text:p>37.458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0" calcext:value-type="float">
              <text:p>20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25.987234027" calcext:value-type="float">
              <text:p>25.987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1" calcext:value-type="float">
              <text:p>21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24.502349463" calcext:value-type="float">
              <text:p>24.502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2" calcext:value-type="float">
              <text:p>22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28.561319984" calcext:value-type="float">
              <text:p>28.561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3" calcext:value-type="float">
              <text:p>23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26.57209691" calcext:value-type="float">
              <text:p>26.572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4" calcext:value-type="float">
              <text:p>2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25.248046105" calcext:value-type="float">
              <text:p>25.248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5" calcext:value-type="float">
              <text:p>25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29.876507184" calcext:value-type="float">
              <text:p>29.876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6" calcext:value-type="float">
              <text:p>26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24.568214547" calcext:value-type="float">
              <text:p>24.568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7" calcext:value-type="float">
              <text:p>2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29.168844157" calcext:value-type="float">
              <text:p>29.168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8" calcext:value-type="float">
              <text:p>2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27.645072926" calcext:value-type="float">
              <text:p>27.645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9" calcext:value-type="float">
              <text:p>2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29.640029081" calcext:value-type="float">
              <text:p>29.640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0" calcext:value-type="float">
              <text:p>30</text:p>
            </table:table-cell>
            <table:table-cell table:style-name="ce3" table:formula="of:=MEDIAN([.E157:.E167])" office:value-type="float" office:value="4.596900541" calcext:value-type="float">
              <text:p>4.5969</text:p>
            </table:table-cell>
            <table:table-cell table:style-name="ce3" table:formula="of:=MIN([.E157:.E167])" office:value-type="float" office:value="4.020943931" calcext:value-type="float">
              <text:p>4.0209</text:p>
            </table:table-cell>
            <table:table-cell table:style-name="ce3" table:formula="of:=MAX([.E157:.E167])" office:value-type="float" office:value="68.501713872" calcext:value-type="float">
              <text:p>68.5017</text:p>
            </table:table-cell>
            <table:table-cell table:style-name="ce3" table:formula="of:=[.$J$84] / [.J113]" office:value-type="float" office:value="14.8351182724664" calcext:value-type="float">
              <text:p>14.8351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5.346851746" calcext:value-type="float">
              <text:p>15.346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5.90720932" calcext:value-type="float">
              <text:p>15.907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7.198316463" calcext:value-type="float">
              <text:p>17.198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6.676495026" calcext:value-type="float">
              <text:p>16.676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5.649054526" calcext:value-type="float">
              <text:p>15.649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5.991007213" calcext:value-type="float">
              <text:p>15.991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5.850286491" calcext:value-type="float">
              <text:p>15.850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5.791644822" calcext:value-type="float">
              <text:p>15.791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7.257983332" calcext:value-type="float">
              <text:p>17.258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9.628109756" calcext:value-type="float">
              <text:p>19.628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4.972002697" calcext:value-type="float">
              <text:p>14.972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2.784675875" calcext:value-type="float">
              <text:p>12.784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6.455213815" calcext:value-type="float">
              <text:p>16.455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2.481941097" calcext:value-type="float">
              <text:p>12.481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5.696729292" calcext:value-type="float">
              <text:p>15.696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5.496526193" calcext:value-type="float">
              <text:p>15.496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2.479610585" calcext:value-type="float">
              <text:p>12.479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6.721937627" calcext:value-type="float">
              <text:p>16.721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6.550523532" calcext:value-type="float">
              <text:p>16.550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2.952800159" calcext:value-type="float">
              <text:p>12.952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9.608254292" calcext:value-type="float">
              <text:p>9.608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0.009518163" calcext:value-type="float">
              <text:p>10.009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3.860298222" calcext:value-type="float">
              <text:p>13.860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0.123932639" calcext:value-type="float">
              <text:p>10.123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8.861144935" calcext:value-type="float">
              <text:p>8.861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8.419220112" calcext:value-type="float">
              <text:p>8.419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8.487141013" calcext:value-type="float">
              <text:p>8.487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8.250100993" calcext:value-type="float">
              <text:p>8.250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1.280401851" calcext:value-type="float">
              <text:p>11.280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9.581203698" calcext:value-type="float">
              <text:p>9.581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5.982097696" calcext:value-type="float">
              <text:p>5.982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6.580058179" calcext:value-type="float">
              <text:p>6.580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0.028137774" calcext:value-type="float">
              <text:p>10.028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8.05288977" calcext:value-type="float">
              <text:p>8.052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9.126816488" calcext:value-type="float">
              <text:p>9.126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6.053029774" calcext:value-type="float">
              <text:p>6.053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5.736732534" calcext:value-type="float">
              <text:p>5.736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6.301200972" calcext:value-type="float">
              <text:p>6.301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1.330216911" calcext:value-type="float">
              <text:p>11.330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6.526098972" calcext:value-type="float">
              <text:p>6.526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5.794334123" calcext:value-type="float">
              <text:p>5.794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4.18752407" calcext:value-type="float">
              <text:p>4.187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5.023818134" calcext:value-type="float">
              <text:p>5.023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4.381852335" calcext:value-type="float">
              <text:p>4.381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4.596900541" calcext:value-type="float">
              <text:p>4.596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4.174843196" calcext:value-type="float">
              <text:p>4.174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5.187322981" calcext:value-type="float">
              <text:p>5.187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4.189436958" calcext:value-type="float">
              <text:p>4.189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5.045116556" calcext:value-type="float">
              <text:p>5.045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4.020943931" calcext:value-type="float">
              <text:p>4.020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</table:table-row-group>
        <table:table-row table:style-name="ro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Proc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office:value-type="string" calcext:value-type="string">
            <text:p>Proc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peedUp (median)</text:p>
          </table:table-cell>
          <table:table-cell/>
          <table:table-cell table:style-name="ce4" office:value-type="string" calcext:value-type="string">
            <text:p>Lotka Volterra defined in the XML and seed = 1</text:p>
          </table:table-cell>
        </table:table-row>
        <table:table-row-group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68.501713872" calcext:value-type="float">
              <text:p>68.5017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" calcext:value-type="float">
              <text:p>1</text:p>
            </table:table-cell>
            <table:table-cell table:style-name="ce3" table:formula="of:=MEDIAN([.E166:.E175])" office:value-type="float" office:value="68.493973402" calcext:value-type="float">
              <text:p>68.4940</text:p>
            </table:table-cell>
            <table:table-cell table:style-name="ce3" table:formula="of:=MIN([.E166:.E175])" office:value-type="float" office:value="68.362266119" calcext:value-type="float">
              <text:p>68.3623</text:p>
            </table:table-cell>
            <table:table-cell table:style-name="ce3" table:formula="of:=MAX([.E166:.E175])" office:value-type="float" office:value="69.948801688" calcext:value-type="float">
              <text:p>69.9488</text:p>
            </table:table-cell>
            <table:table-cell table:style-name="ce3" table:formula="of:=[.$J$166] / [.J166]" office:value-type="float" office:value="1" calcext:value-type="float">
              <text:p>1.0000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68.373528929" calcext:value-type="float">
              <text:p>68.373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" calcext:value-type="float">
              <text:p>2</text:p>
            </table:table-cell>
            <table:table-cell table:style-name="ce3" table:formula="of:=MEDIAN([.E176:.E185])" office:value-type="float" office:value="37.1804612575" calcext:value-type="float">
              <text:p>37.1805</text:p>
            </table:table-cell>
            <table:table-cell table:style-name="ce3" table:formula="of:=MIN([.E176:.E185])" office:value-type="float" office:value="37.109445606" calcext:value-type="float">
              <text:p>37.1094</text:p>
            </table:table-cell>
            <table:table-cell table:style-name="ce3" table:formula="of:=MAX([.E176:.E185])" office:value-type="float" office:value="39.056269121" calcext:value-type="float">
              <text:p>39.0563</text:p>
            </table:table-cell>
            <table:table-cell table:style-name="ce3" table:formula="of:=[.$J$166] / [.J167]" office:value-type="float" office:value="1.84220343388514" calcext:value-type="float">
              <text:p>1.842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68.362266119" calcext:value-type="float">
              <text:p>68.362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" calcext:value-type="float">
              <text:p>3</text:p>
            </table:table-cell>
            <table:table-cell table:style-name="ce3" table:formula="of:=MEDIAN([.E186:.E195])" office:value-type="float" office:value="26.182779033" calcext:value-type="float">
              <text:p>26.1828</text:p>
            </table:table-cell>
            <table:table-cell table:style-name="ce3" table:formula="of:=MIN([.E186:.E195])" office:value-type="float" office:value="26.122748823" calcext:value-type="float">
              <text:p>26.1227</text:p>
            </table:table-cell>
            <table:table-cell table:style-name="ce3" table:formula="of:=MAX([.E186:.E195])" office:value-type="float" office:value="26.462917582" calcext:value-type="float">
              <text:p>26.4629</text:p>
            </table:table-cell>
            <table:table-cell table:style-name="ce3" table:formula="of:=[.$J$166] / [.J168]" office:value-type="float" office:value="2.61599325708215" calcext:value-type="float">
              <text:p>2.6160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68.371181906" calcext:value-type="float">
              <text:p>68.371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4" calcext:value-type="float">
              <text:p>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68.366707459" calcext:value-type="float">
              <text:p>68.3667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5" calcext:value-type="float">
              <text:p>5</text:p>
            </table:table-cell>
            <table:table-cell table:style-name="ce3" table:formula="of:=MEDIAN([.E196:.E205])" office:value-type="float" office:value="17.498654296" calcext:value-type="float">
              <text:p>17.4987</text:p>
            </table:table-cell>
            <table:table-cell table:style-name="ce3" table:formula="of:=MIN([.E196:.E205])" office:value-type="float" office:value="17.416519499" calcext:value-type="float">
              <text:p>17.4165</text:p>
            </table:table-cell>
            <table:table-cell table:style-name="ce3" table:formula="of:=MAX([.E196:.E205])" office:value-type="float" office:value="18.478386913" calcext:value-type="float">
              <text:p>18.4784</text:p>
            </table:table-cell>
            <table:table-cell table:style-name="ce3" table:formula="of:=[.$J$166] / [.J170]" office:value-type="float" office:value="3.91424233220362" calcext:value-type="float">
              <text:p>3.914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68.536532148" calcext:value-type="float">
              <text:p>68.536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6" calcext:value-type="float">
              <text:p>6</text:p>
            </table:table-cell>
            <table:table-cell table:style-name="ce3" table:formula="of:=MEDIAN([.E206:.E215])" office:value-type="float" office:value="15.239668806" calcext:value-type="float">
              <text:p>15.2397</text:p>
            </table:table-cell>
            <table:table-cell table:style-name="ce3" table:formula="of:=MIN([.E206:.E215])" office:value-type="float" office:value="15.152818294" calcext:value-type="float">
              <text:p>15.1528</text:p>
            </table:table-cell>
            <table:table-cell table:style-name="ce3" table:formula="of:=MAX([.E206:.E215])" office:value-type="float" office:value="16.925014966" calcext:value-type="float">
              <text:p>16.9250</text:p>
            </table:table-cell>
            <table:table-cell table:style-name="ce3" table:formula="of:=[.$J$166] / [.J171]" office:value-type="float" office:value="4.49445288305959" calcext:value-type="float">
              <text:p>4.4945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68.486232932" calcext:value-type="float">
              <text:p>68.486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7" calcext:value-type="float">
              <text:p>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69.338805713" calcext:value-type="float">
              <text:p>69.338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8" calcext:value-type="float">
              <text:p>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69.948801688" calcext:value-type="float">
              <text:p>69.948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9" calcext:value-type="float">
              <text:p>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68.59412969" calcext:value-type="float">
              <text:p>68.594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0" calcext:value-type="float">
              <text:p>10</text:p>
            </table:table-cell>
            <table:table-cell table:style-name="ce3" table:formula="of:=MEDIAN([.E219:.E228])" office:value-type="float" office:value="10.3065077305" calcext:value-type="float">
              <text:p>10.3065</text:p>
            </table:table-cell>
            <table:table-cell table:style-name="ce3" table:formula="of:=MIN([.E219:.E228])" office:value-type="float" office:value="7.987854776" calcext:value-type="float">
              <text:p>7.9879</text:p>
            </table:table-cell>
            <table:table-cell table:style-name="ce3" table:formula="of:=MAX([.E219:.E228])" office:value-type="float" office:value="11.153557988" calcext:value-type="float">
              <text:p>11.1536</text:p>
            </table:table-cell>
            <table:table-cell table:style-name="ce3" table:formula="of:=[.$J$166] / [.J175]" office:value-type="float" office:value="6.64570145319991" calcext:value-type="float">
              <text:p>6.6457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37.117838532" calcext:value-type="float">
              <text:p>37.117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1" calcext:value-type="float">
              <text:p>11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38.458491742" calcext:value-type="float">
              <text:p>38.458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2" calcext:value-type="float">
              <text:p>12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37.183069893" calcext:value-type="float">
              <text:p>37.183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3" calcext:value-type="float">
              <text:p>13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37.882547948" calcext:value-type="float">
              <text:p>37.882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4" calcext:value-type="float">
              <text:p>1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37.151306678" calcext:value-type="float">
              <text:p>37.151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5" calcext:value-type="float">
              <text:p>15</text:p>
            </table:table-cell>
            <table:table-cell table:style-name="ce3" table:formula="of:=MEDIAN([.E229:.E238])" office:value-type="float" office:value="7.9865781785" calcext:value-type="float">
              <text:p>7.9866</text:p>
            </table:table-cell>
            <table:table-cell table:style-name="ce3" table:formula="of:=MIN([.E229:.E238])" office:value-type="float" office:value="5.652224474" calcext:value-type="float">
              <text:p>5.6522</text:p>
            </table:table-cell>
            <table:table-cell table:style-name="ce3" table:formula="of:=MAX([.E229:.E238])" office:value-type="float" office:value="9.788645058" calcext:value-type="float">
              <text:p>9.7886</text:p>
            </table:table-cell>
            <table:table-cell table:style-name="ce3" table:formula="of:=[.$J$166] / [.J180]" office:value-type="float" office:value="8.57613509454987" calcext:value-type="float">
              <text:p>8.5761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39.056269121" calcext:value-type="float">
              <text:p>39.056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6" calcext:value-type="float">
              <text:p>16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37.177852622" calcext:value-type="float">
              <text:p>37.177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7" calcext:value-type="float">
              <text:p>1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38.535035005" calcext:value-type="float">
              <text:p>38.535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8" calcext:value-type="float">
              <text:p>1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37.118573803" calcext:value-type="float">
              <text:p>37.118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9" calcext:value-type="float">
              <text:p>1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37.109445606" calcext:value-type="float">
              <text:p>37.109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0" calcext:value-type="float">
              <text:p>20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26.456486192" calcext:value-type="float">
              <text:p>26.456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1" calcext:value-type="float">
              <text:p>21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26.153691172" calcext:value-type="float">
              <text:p>26.1537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2" calcext:value-type="float">
              <text:p>22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26.220154206" calcext:value-type="float">
              <text:p>26.220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3" calcext:value-type="float">
              <text:p>23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26.161952222" calcext:value-type="float">
              <text:p>26.162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4" calcext:value-type="float">
              <text:p>2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26.462917582" calcext:value-type="float">
              <text:p>26.462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5" calcext:value-type="float">
              <text:p>25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26.130503174" calcext:value-type="float">
              <text:p>26.130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6" calcext:value-type="float">
              <text:p>26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26.192529118" calcext:value-type="float">
              <text:p>26.192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7" calcext:value-type="float">
              <text:p>2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26.173028948" calcext:value-type="float">
              <text:p>26.173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8" calcext:value-type="float">
              <text:p>2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26.122748823" calcext:value-type="float">
              <text:p>26.1227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9" calcext:value-type="float">
              <text:p>2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26.216986303" calcext:value-type="float">
              <text:p>26.217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0" calcext:value-type="float">
              <text:p>30</text:p>
            </table:table-cell>
            <table:table-cell table:style-name="ce3" table:formula="of:=MEDIAN([.E239:.E248])" office:value-type="float" office:value="5.733552085" calcext:value-type="float">
              <text:p>5.7336</text:p>
            </table:table-cell>
            <table:table-cell table:style-name="ce3" table:formula="of:=MIN([.E239:.E248])" office:value-type="float" office:value="5.639861586" calcext:value-type="float">
              <text:p>5.6399</text:p>
            </table:table-cell>
            <table:table-cell table:style-name="ce3" table:formula="of:=MAX([.E239:.E248])" office:value-type="float" office:value="44.855890207" calcext:value-type="float">
              <text:p>44.8559</text:p>
            </table:table-cell>
            <table:table-cell table:style-name="ce3" table:formula="of:=[.$J$166] / [.J195]" office:value-type="float" office:value="11.9461674694109" calcext:value-type="float">
              <text:p>11.946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7.45050107" calcext:value-type="float">
              <text:p>17.450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8.478386913" calcext:value-type="float">
              <text:p>18.478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7.540327697" calcext:value-type="float">
              <text:p>17.540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7.466350474" calcext:value-type="float">
              <text:p>17.466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7.419331045" calcext:value-type="float">
              <text:p>17.419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7.458734661" calcext:value-type="float">
              <text:p>17.458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7.530958118" calcext:value-type="float">
              <text:p>17.531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7.568615803" calcext:value-type="float">
              <text:p>17.56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7.416519499" calcext:value-type="float">
              <text:p>17.416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7.570951964" calcext:value-type="float">
              <text:p>17.571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5.199257022" calcext:value-type="float">
              <text:p>15.199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5.220926822" calcext:value-type="float">
              <text:p>15.220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5.399152794" calcext:value-type="float">
              <text:p>15.399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5.152818294" calcext:value-type="float">
              <text:p>15.152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5.171317236" calcext:value-type="float">
              <text:p>15.171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5.706987353" calcext:value-type="float">
              <text:p>15.707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5.275735442" calcext:value-type="float">
              <text:p>15.275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5.157563116" calcext:value-type="float">
              <text:p>15.157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5.25841079" calcext:value-type="float">
              <text:p>15.258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6.925014966" calcext:value-type="float">
              <text:p>16.925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0.294104965" calcext:value-type="float">
              <text:p>10.294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0.293500016" calcext:value-type="float">
              <text:p>10.293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0.343978326" calcext:value-type="float">
              <text:p>10.344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0.487651591" calcext:value-type="float">
              <text:p>10.487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0.268594074" calcext:value-type="float">
              <text:p>10.26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0.299451931" calcext:value-type="float">
              <text:p>10.299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1.153557988" calcext:value-type="float">
              <text:p>11.153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0.31356353" calcext:value-type="float">
              <text:p>10.313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0.316508178" calcext:value-type="float">
              <text:p>10.316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0.469395046" calcext:value-type="float">
              <text:p>10.469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8.178597752" calcext:value-type="float">
              <text:p>8.17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7.987854776" calcext:value-type="float">
              <text:p>7.987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8.190558671" calcext:value-type="float">
              <text:p>8.190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7.970614842" calcext:value-type="float">
              <text:p>7.970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9.682526556" calcext:value-type="float">
              <text:p>9.682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9.788645058" calcext:value-type="float">
              <text:p>9.788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8.054017158" calcext:value-type="float">
              <text:p>8.054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8.000942927" calcext:value-type="float">
              <text:p>8.000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8.015463082" calcext:value-type="float">
              <text:p>8.015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7.97221343" calcext:value-type="float">
              <text:p>7.972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5.691762696" calcext:value-type="float">
              <text:p>5.691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5.698890255" calcext:value-type="float">
              <text:p>5.698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5.652224474" calcext:value-type="float">
              <text:p>5.652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5.639861586" calcext:value-type="float">
              <text:p>5.639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5.998201039" calcext:value-type="float">
              <text:p>5.998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7.651379235" calcext:value-type="float">
              <text:p>7.651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5.790462843" calcext:value-type="float">
              <text:p>5.790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5.66183067" calcext:value-type="float">
              <text:p>5.661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5.668401437" calcext:value-type="float">
              <text:p>5.668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5.676641327" calcext:value-type="float">
              <text:p>5.676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</table:table-row-group>
        <table:table-row table:style-name="ro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Procs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office:value-type="string" calcext:value-type="string">
            <text:p>Proc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peedUp (median)</text:p>
          </table:table-cell>
          <table:table-cell/>
          <table:table-cell table:style-name="ce4" office:value-type="string" calcext:value-type="string">
            <text:p>Lotka Volterra defined in the code and seed = 1</text:p>
          </table:table-cell>
        </table:table-row>
        <table:table-row-group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44.855890207" calcext:value-type="float">
              <text:p>44.855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" calcext:value-type="float">
              <text:p>1</text:p>
            </table:table-cell>
            <table:table-cell table:style-name="ce3" table:formula="of:=MEDIAN([.E248:.E257])" office:value-type="float" office:value="44.7435093435" calcext:value-type="float">
              <text:p>44.7435</text:p>
            </table:table-cell>
            <table:table-cell table:style-name="ce3" table:formula="of:=MIN([.E248:.E257])" office:value-type="float" office:value="44.667874057" calcext:value-type="float">
              <text:p>44.6679</text:p>
            </table:table-cell>
            <table:table-cell table:style-name="ce3" table:formula="of:=MAX([.E248:.E257])" office:value-type="float" office:value="44.855890207" calcext:value-type="float">
              <text:p>44.8559</text:p>
            </table:table-cell>
            <table:table-cell table:style-name="ce3" table:formula="of:=[.$J$248] / [.J248]" office:value-type="float" office:value="1" calcext:value-type="float">
              <text:p>1.0000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44.776753541" calcext:value-type="float">
              <text:p>44.776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" calcext:value-type="float">
              <text:p>2</text:p>
            </table:table-cell>
            <table:table-cell table:style-name="ce3" table:formula="of:=MEDIAN([.E258:.E267])" office:value-type="float" office:value="24.327979593" calcext:value-type="float">
              <text:p>24.3280</text:p>
            </table:table-cell>
            <table:table-cell table:style-name="ce3" table:formula="of:=MIN([.E258:.E267])" office:value-type="float" office:value="24.301361227" calcext:value-type="float">
              <text:p>24.3014</text:p>
            </table:table-cell>
            <table:table-cell table:style-name="ce3" table:formula="of:=MAX([.E258:.E267])" office:value-type="float" office:value="25.850357572" calcext:value-type="float">
              <text:p>25.8504</text:p>
            </table:table-cell>
            <table:table-cell table:style-name="ce3" table:formula="of:=[.$J$248] / [.J249]" office:value-type="float" office:value="1.83917900672583" calcext:value-type="float">
              <text:p>1.839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44.74875553" calcext:value-type="float">
              <text:p>44.748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" calcext:value-type="float">
              <text:p>3</text:p>
            </table:table-cell>
            <table:table-cell table:style-name="ce3" table:formula="of:=MEDIAN([.E268:.E277])" office:value-type="float" office:value="17.158866731" calcext:value-type="float">
              <text:p>17.1589</text:p>
            </table:table-cell>
            <table:table-cell table:style-name="ce3" table:formula="of:=MIN([.E268:.E277])" office:value-type="float" office:value="17.12439763" calcext:value-type="float">
              <text:p>17.1244</text:p>
            </table:table-cell>
            <table:table-cell table:style-name="ce3" table:formula="of:=MAX([.E268:.E277])" office:value-type="float" office:value="17.739407907" calcext:value-type="float">
              <text:p>17.7394</text:p>
            </table:table-cell>
            <table:table-cell table:style-name="ce3" table:formula="of:=[.$J$248] / [.J250]" office:value-type="float" office:value="2.60760282394783" calcext:value-type="float">
              <text:p>2.6076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44.772628027" calcext:value-type="float">
              <text:p>44.772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4" calcext:value-type="float">
              <text:p>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44.771534562" calcext:value-type="float">
              <text:p>44.771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5" calcext:value-type="float">
              <text:p>5</text:p>
            </table:table-cell>
            <table:table-cell table:style-name="ce3" table:formula="of:=MEDIAN([.E278:.E287])" office:value-type="float" office:value="11.49816885" calcext:value-type="float">
              <text:p>11.4982</text:p>
            </table:table-cell>
            <table:table-cell table:style-name="ce3" table:formula="of:=MIN([.E278:.E287])" office:value-type="float" office:value="11.464143161" calcext:value-type="float">
              <text:p>11.4641</text:p>
            </table:table-cell>
            <table:table-cell table:style-name="ce3" table:formula="of:=MAX([.E278:.E287])" office:value-type="float" office:value="11.811104098" calcext:value-type="float">
              <text:p>11.8111</text:p>
            </table:table-cell>
            <table:table-cell table:style-name="ce3" table:formula="of:=[.$J$248] / [.J252]" office:value-type="float" office:value="3.8913595657886" calcext:value-type="float">
              <text:p>3.8914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44.667874057" calcext:value-type="float">
              <text:p>44.667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6" calcext:value-type="float">
              <text:p>6</text:p>
            </table:table-cell>
            <table:table-cell table:style-name="ce3" table:formula="of:=MEDIAN([.E288:.E297])" office:value-type="float" office:value="10.000284452" calcext:value-type="float">
              <text:p>10.0003</text:p>
            </table:table-cell>
            <table:table-cell table:style-name="ce3" table:formula="of:=MIN([.E288:.E297])" office:value-type="float" office:value="9.95155759" calcext:value-type="float">
              <text:p>9.9516</text:p>
            </table:table-cell>
            <table:table-cell table:style-name="ce3" table:formula="of:=MAX([.E288:.E297])" office:value-type="float" office:value="10.095982959" calcext:value-type="float">
              <text:p>10.0960</text:p>
            </table:table-cell>
            <table:table-cell table:style-name="ce3" table:formula="of:=[.$J$248] / [.J253]" office:value-type="float" office:value="4.47422366416303" calcext:value-type="float">
              <text:p>4.4742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44.732250988" calcext:value-type="float">
              <text:p>44.732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7" calcext:value-type="float">
              <text:p>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44.731550483" calcext:value-type="float">
              <text:p>44.731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8" calcext:value-type="float">
              <text:p>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44.738263157" calcext:value-type="float">
              <text:p>44.738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9" calcext:value-type="float">
              <text:p>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44.698921648" calcext:value-type="float">
              <text:p>44.6989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0" calcext:value-type="float">
              <text:p>10</text:p>
            </table:table-cell>
            <table:table-cell table:style-name="ce3" table:formula="of:=MEDIAN([.E301:.E310])" office:value-type="float" office:value="6.841841811" calcext:value-type="float">
              <text:p>6.8418</text:p>
            </table:table-cell>
            <table:table-cell table:style-name="ce3" table:formula="of:=MIN([.E301:.E310])" office:value-type="float" office:value="5.392619263" calcext:value-type="float">
              <text:p>5.3926</text:p>
            </table:table-cell>
            <table:table-cell table:style-name="ce3" table:formula="of:=MAX([.E301:.E310])" office:value-type="float" office:value="7.078850594" calcext:value-type="float">
              <text:p>7.0789</text:p>
            </table:table-cell>
            <table:table-cell table:style-name="ce3" table:formula="of:=[.$J$248] / [.J257]" office:value-type="float" office:value="6.53968778868337" calcext:value-type="float">
              <text:p>6.5397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24.388231085" calcext:value-type="float">
              <text:p>24.388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1" calcext:value-type="float">
              <text:p>11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24.318841878" calcext:value-type="float">
              <text:p>24.318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2" calcext:value-type="float">
              <text:p>12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24.306391987" calcext:value-type="float">
              <text:p>24.306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3" calcext:value-type="float">
              <text:p>13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25.301130569" calcext:value-type="float">
              <text:p>25.3011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4" calcext:value-type="float">
              <text:p>1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24.301361227" calcext:value-type="float">
              <text:p>24.301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5" calcext:value-type="float">
              <text:p>15</text:p>
            </table:table-cell>
            <table:table-cell table:style-name="ce3" table:formula="of:=MEDIAN([.E311:.E320])" office:value-type="float" office:value="5.3982457375" calcext:value-type="float">
              <text:p>5.3982</text:p>
            </table:table-cell>
            <table:table-cell table:style-name="ce3" table:formula="of:=MIN([.E311:.E320])" office:value-type="float" office:value="4.159791945" calcext:value-type="float">
              <text:p>4.1598</text:p>
            </table:table-cell>
            <table:table-cell table:style-name="ce3" table:formula="of:=MAX([.E311:.E320])" office:value-type="float" office:value="6.652330118" calcext:value-type="float">
              <text:p>6.6523</text:p>
            </table:table-cell>
            <table:table-cell table:style-name="ce3" table:formula="of:=[.$J$248] / [.J262]" office:value-type="float" office:value="8.28852770311663" calcext:value-type="float">
              <text:p>8.2885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24.333799394" calcext:value-type="float">
              <text:p>24.3338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6" calcext:value-type="float">
              <text:p>16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25.850357572" calcext:value-type="float">
              <text:p>25.850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7" calcext:value-type="float">
              <text:p>1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24.322159792" calcext:value-type="float">
              <text:p>24.322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8" calcext:value-type="float">
              <text:p>1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24.311304252" calcext:value-type="float">
              <text:p>24.311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19" calcext:value-type="float">
              <text:p>1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2" calcext:value-type="float">
              <text:p>2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24.700293477" calcext:value-type="float">
              <text:p>24.7003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0" calcext:value-type="float">
              <text:p>20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7.171232623" calcext:value-type="float">
              <text:p>17.171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1" calcext:value-type="float">
              <text:p>21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7.17640806" calcext:value-type="float">
              <text:p>17.176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2" calcext:value-type="float">
              <text:p>22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7.142016009" calcext:value-type="float">
              <text:p>17.1420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3" calcext:value-type="float">
              <text:p>23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7.739407907" calcext:value-type="float">
              <text:p>17.739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4" calcext:value-type="float">
              <text:p>24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7.144649529" calcext:value-type="float">
              <text:p>17.1446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5" calcext:value-type="float">
              <text:p>25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7.12439763" calcext:value-type="float">
              <text:p>17.124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6" calcext:value-type="float">
              <text:p>26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7.153499602" calcext:value-type="float">
              <text:p>17.1535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7" calcext:value-type="float">
              <text:p>27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7.219181095" calcext:value-type="float">
              <text:p>17.219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8" calcext:value-type="float">
              <text:p>28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7.16423386" calcext:value-type="float">
              <text:p>17.1642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29" calcext:value-type="float">
              <text:p>29</text:p>
            </table:table-cell>
            <table:table-cell table:number-columns-repeated="3"/>
            <table:table-cell table:style-name="ce3"/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" calcext:value-type="float">
              <text:p>3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7.130408385" calcext:value-type="float">
              <text:p>17.1304</text:p>
            </table:table-cell>
            <table:table-cell office:value-type="string" calcext:value-type="string">
              <text:p>s</text:p>
            </table:table-cell>
            <table:table-cell table:number-columns-repeated="2"/>
            <table:table-cell table:style-name="ce2" office:value-type="float" office:value="30" calcext:value-type="float">
              <text:p>30</text:p>
            </table:table-cell>
            <table:table-cell table:style-name="ce3" table:formula="of:=MEDIAN([.E321:.E331])" office:value-type="float" office:value="4.198941204" calcext:value-type="float">
              <text:p>4.1989</text:p>
            </table:table-cell>
            <table:table-cell table:style-name="ce3" table:formula="of:=MIN([.E321:.E331])" office:value-type="float" office:value="3.998413298" calcext:value-type="float">
              <text:p>3.9984</text:p>
            </table:table-cell>
            <table:table-cell table:style-name="ce3" table:formula="of:=MAX([.E321:.E331])" office:value-type="float" office:value="4.226360728" calcext:value-type="float">
              <text:p>4.2264</text:p>
            </table:table-cell>
            <table:table-cell table:style-name="ce3" table:formula="of:=[.$J$248] / [.J277]" office:value-type="float" office:value="10.6559028025628" calcext:value-type="float">
              <text:p>10.6559</text:p>
            </table:table-cell>
            <table:table-cell table:number-columns-repeated="2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1.483371737" calcext:value-type="float">
              <text:p>11.483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11.533540156" calcext:value-type="float">
              <text:p>11.533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1.811104098" calcext:value-type="float">
              <text:p>11.811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1.500635312" calcext:value-type="float">
              <text:p>11.500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11.489425291" calcext:value-type="float">
              <text:p>11.489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1.479309128" calcext:value-type="float">
              <text:p>11.479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11.495702388" calcext:value-type="float">
              <text:p>11.495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11.502118415" calcext:value-type="float">
              <text:p>11.502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1.464143161" calcext:value-type="float">
              <text:p>11.464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11.632615123" calcext:value-type="float">
              <text:p>11.632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10.095982959" calcext:value-type="float">
              <text:p>10.096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9.999024399" calcext:value-type="float">
              <text:p>9.999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10.013498687" calcext:value-type="float">
              <text:p>10.013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10.001544505" calcext:value-type="float">
              <text:p>10.001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9.990624721" calcext:value-type="float">
              <text:p>9.990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10.006039746" calcext:value-type="float">
              <text:p>10.006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9.95155759" calcext:value-type="float">
              <text:p>9.951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9.987691602" calcext:value-type="float">
              <text:p>9.987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10.002765736" calcext:value-type="float">
              <text:p>10.002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6" calcext:value-type="float">
              <text:p>6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9.988157713" calcext:value-type="float">
              <text:p>9.988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6.862045827" calcext:value-type="float">
              <text:p>6.862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6.857428216" calcext:value-type="float">
              <text:p>6.857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6.878705591" calcext:value-type="float">
              <text:p>6.878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6.908804412" calcext:value-type="float">
              <text:p>6.908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6.838694639" calcext:value-type="float">
              <text:p>6.8387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6.859025103" calcext:value-type="float">
              <text:p>6.859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7.078850594" calcext:value-type="float">
              <text:p>7.078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6.844988983" calcext:value-type="float">
              <text:p>6.845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6.837523541" calcext:value-type="float">
              <text:p>6.837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6.89826043" calcext:value-type="float">
              <text:p>6.898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5.416922598" calcext:value-type="float">
              <text:p>5.416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5.450476178" calcext:value-type="float">
              <text:p>5.450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5.392619263" calcext:value-type="float">
              <text:p>5.392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5.502172786" calcext:value-type="float">
              <text:p>5.5022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5.395855255" calcext:value-type="float">
              <text:p>5.395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5.387029797" calcext:value-type="float">
              <text:p>5.387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5.497500515" calcext:value-type="float">
              <text:p>5.497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6.367853196" calcext:value-type="float">
              <text:p>6.367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5.40063622" calcext:value-type="float">
              <text:p>5.400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6.652330118" calcext:value-type="float">
              <text:p>6.6523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" calcext:value-type="float">
              <text:p>1</text:p>
            </table:table-cell>
            <table:table-cell office:value-type="string" calcext:value-type="string">
              <text:p>wall-time</text:p>
            </table:table-cell>
            <table:table-cell office:value-type="float" office:value="4.17807233" calcext:value-type="float">
              <text:p>4.1781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" calcext:value-type="float">
              <text:p>2</text:p>
            </table:table-cell>
            <table:table-cell office:value-type="string" calcext:value-type="string">
              <text:p>wall-time</text:p>
            </table:table-cell>
            <table:table-cell office:value-type="float" office:value="4.159791945" calcext:value-type="float">
              <text:p>4.1598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" calcext:value-type="float">
              <text:p>3</text:p>
            </table:table-cell>
            <table:table-cell office:value-type="string" calcext:value-type="string">
              <text:p>wall-time</text:p>
            </table:table-cell>
            <table:table-cell office:value-type="float" office:value="4.16546764" calcext:value-type="float">
              <text:p>4.1655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" calcext:value-type="float">
              <text:p>4</text:p>
            </table:table-cell>
            <table:table-cell office:value-type="string" calcext:value-type="string">
              <text:p>wall-time</text:p>
            </table:table-cell>
            <table:table-cell office:value-type="float" office:value="3.998413298" calcext:value-type="float">
              <text:p>3.998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5" calcext:value-type="float">
              <text:p>5</text:p>
            </table:table-cell>
            <table:table-cell office:value-type="string" calcext:value-type="string">
              <text:p>wall-time</text:p>
            </table:table-cell>
            <table:table-cell office:value-type="float" office:value="4.226360728" calcext:value-type="float">
              <text:p>4.2264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6" calcext:value-type="float">
              <text:p>6</text:p>
            </table:table-cell>
            <table:table-cell office:value-type="string" calcext:value-type="string">
              <text:p>wall-time</text:p>
            </table:table-cell>
            <table:table-cell office:value-type="float" office:value="4.204551216" calcext:value-type="float">
              <text:p>4.2046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7" calcext:value-type="float">
              <text:p>7</text:p>
            </table:table-cell>
            <table:table-cell office:value-type="string" calcext:value-type="string">
              <text:p>wall-time</text:p>
            </table:table-cell>
            <table:table-cell office:value-type="float" office:value="4.198941204" calcext:value-type="float">
              <text:p>4.1989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8" calcext:value-type="float">
              <text:p>8</text:p>
            </table:table-cell>
            <table:table-cell office:value-type="string" calcext:value-type="string">
              <text:p>wall-time</text:p>
            </table:table-cell>
            <table:table-cell office:value-type="float" office:value="4.128021796" calcext:value-type="float">
              <text:p>4.128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9" calcext:value-type="float">
              <text:p>9</text:p>
            </table:table-cell>
            <table:table-cell office:value-type="string" calcext:value-type="string">
              <text:p>wall-time</text:p>
            </table:table-cell>
            <table:table-cell office:value-type="float" office:value="4.177979232" calcext:value-type="float">
              <text:p>4.178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  <table:table-row table:style-name="ro2">
            <table:table-cell office:value-type="string" calcext:value-type="string">
              <text:p>mpi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10" calcext:value-type="float">
              <text:p>10</text:p>
            </table:table-cell>
            <table:table-cell office:value-type="string" calcext:value-type="string">
              <text:p>wall-time</text:p>
            </table:table-cell>
            <table:table-cell office:value-type="float" office:value="4.199021997" calcext:value-type="float">
              <text:p>4.1990</text:p>
            </table:table-cell>
            <table:table-cell office:value-type="string" calcext:value-type="string">
              <text:p>s</text:p>
            </table:table-cell>
            <table:table-cell table:number-columns-repeated="9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8T15:59:48.711183389</dc:date>
    <meta:editing-duration>PT2H12M8S</meta:editing-duration>
    <meta:editing-cycles>3</meta:editing-cycles>
    <meta:generator>LibreOffice/24.2.7.2$Linux_X86_64 LibreOffice_project/420$Build-2</meta:generator>
    <meta:document-statistic meta:table-count="1" meta:cell-count="221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3cm" svg:height="15.118cm" xlink:href=".." xlink:type="simple" chart:class="chart:scatter" chart:style-name="ch1">
        <chart:title svg:x="11.019cm" svg:y="0.438cm" chart:style-name="ch2">
          <text:p>Execution time</text:p>
        </chart:title>
        <chart:legend chart:legend-position="end" svg:x="21.471cm" svg:y="6.513cm" style:legend-expansion="high" chart:style-name="ch3"/>
        <chart:plot-area chart:style-name="ch4" table:cell-range-address="scalability_results.I2:scalability_results.J31 scalability_results.J166:scalability_results.J195 scalability_results.J84:scalability_results.J113 scalability_results.J248:scalability_results.J277" chart:data-source-has-labels="row" svg:x="0.373cm" svg:y="1.338cm" svg:width="20.006cm" svg:height="12.98cm">
          <chart:coordinate-region svg:x="1.841cm" svg:y="1.537cm" svg:width="18.351cm" svg:height="12.1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calability_results.J2:scalability_results.J31" loext:label-string="default" chart:class="chart:scatter">
            <chart:domain table:cell-range-address="scalability_results.I2:scalability_results.I31"/>
            <chart:data-point chart:repeated="30"/>
          </chart:series>
          <chart:series chart:style-name="ch9" chart:values-cell-range-address="scalability_results.J166:scalability_results.J195" loext:label-string="expr_seed_1" chart:class="chart:scatter">
            <chart:domain table:cell-range-address="scalability_results.I166:scalability_results.I195"/>
            <chart:data-point chart:repeated="30"/>
          </chart:series>
          <chart:series chart:style-name="ch10" chart:values-cell-range-address="scalability_results.J84:scalability_results.J113" loext:label-string="expr" chart:class="chart:scatter">
            <chart:domain table:cell-range-address="scalability_results.I84:scalability_results.I113"/>
            <chart:data-point chart:repeated="30"/>
          </chart:series>
          <chart:series chart:style-name="ch10" chart:values-cell-range-address="scalability_results.J248:scalability_results.J277" loext:label-string="default_seed_1" chart:class="chart:scatter">
            <chart:domain table:cell-range-address="scalability_results.I248:scalability_results.I277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fault</text:p>
              </table:table-cell>
              <table:table-cell office:value-type="string">
                <text:p>Column I</text:p>
              </table:table-cell>
              <table:table-cell office:value-type="string">
                <text:p>expr_seed_1</text:p>
              </table:table-cell>
              <table:table-cell office:value-type="string">
                <text:p>Column I</text:p>
              </table:table-cell>
              <table:table-cell office:value-type="string">
                <text:p>expr</text:p>
              </table:table-cell>
              <table:table-cell office:value-type="string">
                <text:p>Column I</text:p>
              </table:table-cell>
              <table:table-cell office:value-type="string">
                <text:p>default_see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y_results.I2:scalability_results.I31</svg:desc>
                </draw:g>
              </table:table-cell>
              <table:table-cell office:value-type="float" office:value="42.6195824295">
                <text:p>42.6195824295</text:p>
                <draw:g>
                  <svg:desc>scalability_results.J2:scalability_results.J31</svg:desc>
                </draw:g>
              </table:table-cell>
              <table:table-cell office:value-type="float" office:value="1">
                <text:p>1</text:p>
                <draw:g>
                  <svg:desc>scalability_results.I166:scalability_results.I195</svg:desc>
                </draw:g>
              </table:table-cell>
              <table:table-cell office:value-type="float" office:value="68.493973402">
                <text:p>68.493973402</text:p>
                <draw:g>
                  <svg:desc>scalability_results.J166:scalability_results.J195</svg:desc>
                </draw:g>
              </table:table-cell>
              <table:table-cell office:value-type="float" office:value="1">
                <text:p>1</text:p>
                <draw:g>
                  <svg:desc>scalability_results.I84:scalability_results.I113</svg:desc>
                </draw:g>
              </table:table-cell>
              <table:table-cell office:value-type="float" office:value="68.1955632125">
                <text:p>68.1955632125</text:p>
                <draw:g>
                  <svg:desc>scalability_results.J84:scalability_results.J113</svg:desc>
                </draw:g>
              </table:table-cell>
              <table:table-cell office:value-type="float" office:value="1">
                <text:p>1</text:p>
                <draw:g>
                  <svg:desc>scalability_results.I248:scalability_results.I277</svg:desc>
                </draw:g>
              </table:table-cell>
              <table:table-cell office:value-type="float" office:value="44.7435093435">
                <text:p>44.7435093435</text:p>
                <draw:g>
                  <svg:desc>scalability_results.J248:scalability_results.J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733941105">
                <text:p>23.733941105</text:p>
              </table:table-cell>
              <table:table-cell office:value-type="float" office:value="2">
                <text:p>2</text:p>
              </table:table-cell>
              <table:table-cell office:value-type="float" office:value="37.1804612575">
                <text:p>37.1804612575</text:p>
              </table:table-cell>
              <table:table-cell office:value-type="float" office:value="2">
                <text:p>2</text:p>
              </table:table-cell>
              <table:table-cell office:value-type="float" office:value="35.515395013">
                <text:p>35.515395013</text:p>
              </table:table-cell>
              <table:table-cell office:value-type="float" office:value="2">
                <text:p>2</text:p>
              </table:table-cell>
              <table:table-cell office:value-type="float" office:value="24.327979593">
                <text:p>24.327979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0677607915">
                <text:p>16.0677607915</text:p>
              </table:table-cell>
              <table:table-cell office:value-type="float" office:value="3">
                <text:p>3</text:p>
              </table:table-cell>
              <table:table-cell office:value-type="float" office:value="26.182779033">
                <text:p>26.182779033</text:p>
              </table:table-cell>
              <table:table-cell office:value-type="float" office:value="3">
                <text:p>3</text:p>
              </table:table-cell>
              <table:table-cell office:value-type="float" office:value="27.108584918">
                <text:p>27.108584918</text:p>
              </table:table-cell>
              <table:table-cell office:value-type="float" office:value="3">
                <text:p>3</text:p>
              </table:table-cell>
              <table:table-cell office:value-type="float" office:value="17.158866731">
                <text:p>17.158866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8105985675">
                <text:p>10.8105985675</text:p>
              </table:table-cell>
              <table:table-cell office:value-type="float" office:value="5">
                <text:p>5</text:p>
              </table:table-cell>
              <table:table-cell office:value-type="float" office:value="17.498654296">
                <text:p>17.498654296</text:p>
              </table:table-cell>
              <table:table-cell office:value-type="float" office:value="5">
                <text:p>5</text:p>
              </table:table-cell>
              <table:table-cell office:value-type="float" office:value="15.9491082665">
                <text:p>15.9491082665</text:p>
              </table:table-cell>
              <table:table-cell office:value-type="float" office:value="5">
                <text:p>5</text:p>
              </table:table-cell>
              <table:table-cell office:value-type="float" office:value="11.49816885">
                <text:p>11.49816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0210566675">
                <text:p>9.0210566675</text:p>
              </table:table-cell>
              <table:table-cell office:value-type="float" office:value="6">
                <text:p>6</text:p>
              </table:table-cell>
              <table:table-cell office:value-type="float" office:value="15.239668806">
                <text:p>15.239668806</text:p>
              </table:table-cell>
              <table:table-cell office:value-type="float" office:value="6">
                <text:p>6</text:p>
              </table:table-cell>
              <table:table-cell office:value-type="float" office:value="15.234264445">
                <text:p>15.234264445</text:p>
              </table:table-cell>
              <table:table-cell office:value-type="float" office:value="6">
                <text:p>6</text:p>
              </table:table-cell>
              <table:table-cell office:value-type="float" office:value="10.000284452">
                <text:p>10.000284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913565565">
                <text:p>5.8913565565</text:p>
              </table:table-cell>
              <table:table-cell office:value-type="float" office:value="10">
                <text:p>10</text:p>
              </table:table-cell>
              <table:table-cell office:value-type="float" office:value="10.3065077305">
                <text:p>10.3065077305</text:p>
              </table:table-cell>
              <table:table-cell office:value-type="float" office:value="10">
                <text:p>10</text:p>
              </table:table-cell>
              <table:table-cell office:value-type="float" office:value="8.674142974">
                <text:p>8.674142974</text:p>
              </table:table-cell>
              <table:table-cell office:value-type="float" office:value="10">
                <text:p>10</text:p>
              </table:table-cell>
              <table:table-cell office:value-type="float" office:value="6.841841811">
                <text:p>6.841841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6633295455">
                <text:p>4.6633295455</text:p>
              </table:table-cell>
              <table:table-cell office:value-type="float" office:value="15">
                <text:p>15</text:p>
              </table:table-cell>
              <table:table-cell office:value-type="float" office:value="7.9865781785">
                <text:p>7.9865781785</text:p>
              </table:table-cell>
              <table:table-cell office:value-type="float" office:value="15">
                <text:p>15</text:p>
              </table:table-cell>
              <table:table-cell office:value-type="float" office:value="6.177115373">
                <text:p>6.177115373</text:p>
              </table:table-cell>
              <table:table-cell office:value-type="float" office:value="15">
                <text:p>15</text:p>
              </table:table-cell>
              <table:table-cell office:value-type="float" office:value="5.3982457375">
                <text:p>5.3982457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321527211">
                <text:p>4.321527211</text:p>
              </table:table-cell>
              <table:table-cell office:value-type="float" office:value="30">
                <text:p>30</text:p>
              </table:table-cell>
              <table:table-cell office:value-type="float" office:value="5.733552085">
                <text:p>5.733552085</text:p>
              </table:table-cell>
              <table:table-cell office:value-type="float" office:value="30">
                <text:p>30</text:p>
              </table:table-cell>
              <table:table-cell office:value-type="float" office:value="4.596900541">
                <text:p>4.596900541</text:p>
              </table:table-cell>
              <table:table-cell office:value-type="float" office:value="30">
                <text:p>30</text:p>
              </table:table-cell>
              <table:table-cell office:value-type="float" office:value="4.198941204">
                <text:p>4.198941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6cm" svg:height="17.061cm" xlink:href=".." xlink:type="simple" chart:class="chart:scatter" chart:style-name="ch1">
        <chart:title svg:x="11.545cm" svg:y="0.477cm" chart:style-name="ch2">
          <text:p>Speedup</text:p>
        </chart:title>
        <chart:legend chart:legend-position="end" svg:x="21.384cm" svg:y="7.484cm" style:legend-expansion="high" chart:style-name="ch3"/>
        <chart:plot-area chart:style-name="ch4" table:cell-range-address="scalability_results.M84:scalability_results.M113 scalability_results.I2:scalability_results.I31 scalability_results.M2:scalability_results.M31 scalability_results.M248:scalability_results.M277 scalability_results.M166:scalability_results.M195" chart:data-source-has-labels="both" svg:x="0.501cm" svg:y="1.597cm" svg:width="20.382cm" svg:height="14.142cm">
          <chart:coordinate-region svg:x="1.969cm" svg:y="1.796cm" svg:width="18.727cm" svg:height="13.296cm"/>
          <chart:axis chart:dimension="x" chart:name="primary-x" chart:style-name="ch5" chartooo:axis-type="auto">
            <chart:title svg:x="9.973cm" svg:y="16.08cm" chart:style-name="ch6">
              <text:p>Procesos</text:p>
            </chart:title>
            <chart:categories table:cell-range-address="scalability_results.M84:scalability_results.M1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calability_results.M2:scalability_results.M31" loext:label-string="default" chart:class="chart:scatter">
            <chart:domain table:cell-range-address="scalability_results.I2:scalability_results.I31"/>
            <chart:data-point chart:repeated="30"/>
          </chart:series>
          <chart:series chart:style-name="ch10" chart:values-cell-range-address="scalability_results.M248:scalability_results.M277" loext:label-string="default_seed_1" chart:class="chart:scatter">
            <chart:domain table:cell-range-address="scalability_results.I248:scalability_results.I277"/>
            <chart:data-point chart:repeated="30"/>
          </chart:series>
          <chart:series chart:style-name="ch11" chart:values-cell-range-address="scalability_results.M166:scalability_results.M195" loext:label-string="expr_seed_1" chart:class="chart:scatter">
            <chart:domain table:cell-range-address="scalability_results.I166:scalability_results.I195"/>
            <chart:data-point chart:repeated="30"/>
          </chart:series>
          <chart:series chart:style-name="ch12" chart:values-cell-range-address="scalability_results.M84:scalability_results.M113" loext:label-string="expr" chart:class="chart:scatter">
            <chart:domain table:cell-range-address="scalability_results.I84:scalability_results.I113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fault</text:p>
              </table:table-cell>
              <table:table-cell office:value-type="string">
                <text:p>Column I</text:p>
              </table:table-cell>
              <table:table-cell office:value-type="string">
                <text:p>default_seed_1</text:p>
              </table:table-cell>
              <table:table-cell office:value-type="string">
                <text:p>Column I</text:p>
              </table:table-cell>
              <table:table-cell office:value-type="string">
                <text:p>expr_seed_1</text:p>
              </table:table-cell>
              <table:table-cell office:value-type="string">
                <text:p>Column I</text:p>
              </table:table-cell>
              <table:table-cell office:value-type="string">
                <text:p>exp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calability_results.M84:scalability_results.M113</svg:desc>
                </draw:g>
              </table:table-cell>
              <table:table-cell office:value-type="float" office:value="1">
                <text:p>1</text:p>
                <draw:g>
                  <svg:desc>scalability_results.I2:scalability_results.I31</svg:desc>
                </draw:g>
              </table:table-cell>
              <table:table-cell office:value-type="float" office:value="1">
                <text:p>1</text:p>
                <draw:g>
                  <svg:desc>scalability_results.M2:scalability_results.M31</svg:desc>
                </draw:g>
              </table:table-cell>
              <table:table-cell office:value-type="float" office:value="1">
                <text:p>1</text:p>
                <draw:g>
                  <svg:desc>scalability_results.I248:scalability_results.I277</svg:desc>
                </draw:g>
              </table:table-cell>
              <table:table-cell office:value-type="float" office:value="1">
                <text:p>1</text:p>
                <draw:g>
                  <svg:desc>scalability_results.M248:scalability_results.M277</svg:desc>
                </draw:g>
              </table:table-cell>
              <table:table-cell office:value-type="float" office:value="1">
                <text:p>1</text:p>
                <draw:g>
                  <svg:desc>scalability_results.I166:scalability_results.I195</svg:desc>
                </draw:g>
              </table:table-cell>
              <table:table-cell office:value-type="float" office:value="1">
                <text:p>1</text:p>
                <draw:g>
                  <svg:desc>scalability_results.M166:scalability_results.M195</svg:desc>
                </draw:g>
              </table:table-cell>
              <table:table-cell office:value-type="float" office:value="1">
                <text:p>1</text:p>
                <draw:g>
                  <svg:desc>scalability_results.I84:scalability_results.I113</svg:desc>
                </draw:g>
              </table:table-cell>
              <table:table-cell office:value-type="float" office:value="1">
                <text:p>1</text:p>
                <draw:g>
                  <svg:desc>scalability_results.M84:scalability_results.M113</svg:desc>
                </draw:g>
              </table:table-cell>
            </table:table-row>
            <table:table-row>
              <table:table-cell office:value-type="float" office:value="1.92016907562306">
                <text:p>1.92016907562306</text:p>
              </table:table-cell>
              <table:table-cell office:value-type="float" office:value="2">
                <text:p>2</text:p>
              </table:table-cell>
              <table:table-cell office:value-type="float" office:value="1.79572293707771">
                <text:p>1.79572293707771</text:p>
              </table:table-cell>
              <table:table-cell office:value-type="float" office:value="2">
                <text:p>2</text:p>
              </table:table-cell>
              <table:table-cell office:value-type="float" office:value="1.83917900672583">
                <text:p>1.83917900672583</text:p>
              </table:table-cell>
              <table:table-cell office:value-type="float" office:value="2">
                <text:p>2</text:p>
              </table:table-cell>
              <table:table-cell office:value-type="float" office:value="1.84220343388514">
                <text:p>1.84220343388514</text:p>
              </table:table-cell>
              <table:table-cell office:value-type="float" office:value="2">
                <text:p>2</text:p>
              </table:table-cell>
              <table:table-cell office:value-type="float" office:value="1.92016907562306">
                <text:p>1.92016907562306</text:p>
              </table:table-cell>
            </table:table-row>
            <table:table-row>
              <table:table-cell office:value-type="float" office:value="2.51564452437421">
                <text:p>2.51564452437421</text:p>
              </table:table-cell>
              <table:table-cell office:value-type="float" office:value="3">
                <text:p>3</text:p>
              </table:table-cell>
              <table:table-cell office:value-type="float" office:value="2.6524904734732">
                <text:p>2.6524904734732</text:p>
              </table:table-cell>
              <table:table-cell office:value-type="float" office:value="3">
                <text:p>3</text:p>
              </table:table-cell>
              <table:table-cell office:value-type="float" office:value="2.60760282394783">
                <text:p>2.60760282394783</text:p>
              </table:table-cell>
              <table:table-cell office:value-type="float" office:value="3">
                <text:p>3</text:p>
              </table:table-cell>
              <table:table-cell office:value-type="float" office:value="2.61599325708215">
                <text:p>2.61599325708215</text:p>
              </table:table-cell>
              <table:table-cell office:value-type="float" office:value="3">
                <text:p>3</text:p>
              </table:table-cell>
              <table:table-cell office:value-type="float" office:value="2.51564452437421">
                <text:p>2.51564452437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7582295342117">
                <text:p>4.27582295342117</text:p>
              </table:table-cell>
              <table:table-cell office:value-type="float" office:value="5">
                <text:p>5</text:p>
              </table:table-cell>
              <table:table-cell office:value-type="float" office:value="3.94238877370099">
                <text:p>3.94238877370099</text:p>
              </table:table-cell>
              <table:table-cell office:value-type="float" office:value="5">
                <text:p>5</text:p>
              </table:table-cell>
              <table:table-cell office:value-type="float" office:value="3.8913595657886">
                <text:p>3.8913595657886</text:p>
              </table:table-cell>
              <table:table-cell office:value-type="float" office:value="5">
                <text:p>5</text:p>
              </table:table-cell>
              <table:table-cell office:value-type="float" office:value="3.91424233220362">
                <text:p>3.91424233220362</text:p>
              </table:table-cell>
              <table:table-cell office:value-type="float" office:value="5">
                <text:p>5</text:p>
              </table:table-cell>
              <table:table-cell office:value-type="float" office:value="4.27582295342117">
                <text:p>4.27582295342117</text:p>
              </table:table-cell>
            </table:table-row>
            <table:table-row>
              <table:table-cell office:value-type="float" office:value="4.47645919884779">
                <text:p>4.47645919884779</text:p>
              </table:table-cell>
              <table:table-cell office:value-type="float" office:value="6">
                <text:p>6</text:p>
              </table:table-cell>
              <table:table-cell office:value-type="float" office:value="4.72445568189864">
                <text:p>4.72445568189864</text:p>
              </table:table-cell>
              <table:table-cell office:value-type="float" office:value="6">
                <text:p>6</text:p>
              </table:table-cell>
              <table:table-cell office:value-type="float" office:value="4.47422366416303">
                <text:p>4.47422366416303</text:p>
              </table:table-cell>
              <table:table-cell office:value-type="float" office:value="6">
                <text:p>6</text:p>
              </table:table-cell>
              <table:table-cell office:value-type="float" office:value="4.49445288305959">
                <text:p>4.49445288305959</text:p>
              </table:table-cell>
              <table:table-cell office:value-type="float" office:value="6">
                <text:p>6</text:p>
              </table:table-cell>
              <table:table-cell office:value-type="float" office:value="4.47645919884779">
                <text:p>4.47645919884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6193672584258">
                <text:p>7.86193672584258</text:p>
              </table:table-cell>
              <table:table-cell office:value-type="float" office:value="10">
                <text:p>10</text:p>
              </table:table-cell>
              <table:table-cell office:value-type="float" office:value="7.23425615488802">
                <text:p>7.23425615488802</text:p>
              </table:table-cell>
              <table:table-cell office:value-type="float" office:value="10">
                <text:p>10</text:p>
              </table:table-cell>
              <table:table-cell office:value-type="float" office:value="6.53968778868337">
                <text:p>6.53968778868337</text:p>
              </table:table-cell>
              <table:table-cell office:value-type="float" office:value="10">
                <text:p>10</text:p>
              </table:table-cell>
              <table:table-cell office:value-type="float" office:value="6.64570145319991">
                <text:p>6.64570145319991</text:p>
              </table:table-cell>
              <table:table-cell office:value-type="float" office:value="10">
                <text:p>10</text:p>
              </table:table-cell>
              <table:table-cell office:value-type="float" office:value="7.86193672584258">
                <text:p>7.8619367258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400339146296">
                <text:p>11.0400339146296</text:p>
              </table:table-cell>
              <table:table-cell office:value-type="float" office:value="15">
                <text:p>15</text:p>
              </table:table-cell>
              <table:table-cell office:value-type="float" office:value="9.13930315532319">
                <text:p>9.13930315532319</text:p>
              </table:table-cell>
              <table:table-cell office:value-type="float" office:value="15">
                <text:p>15</text:p>
              </table:table-cell>
              <table:table-cell office:value-type="float" office:value="8.28852770311663">
                <text:p>8.28852770311663</text:p>
              </table:table-cell>
              <table:table-cell office:value-type="float" office:value="15">
                <text:p>15</text:p>
              </table:table-cell>
              <table:table-cell office:value-type="float" office:value="8.57613509454987">
                <text:p>8.57613509454987</text:p>
              </table:table-cell>
              <table:table-cell office:value-type="float" office:value="15">
                <text:p>15</text:p>
              </table:table-cell>
              <table:table-cell office:value-type="float" office:value="11.0400339146296">
                <text:p>11.0400339146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351182724664">
                <text:p>14.8351182724664</text:p>
              </table:table-cell>
              <table:table-cell office:value-type="float" office:value="30">
                <text:p>30</text:p>
              </table:table-cell>
              <table:table-cell office:value-type="float" office:value="9.8621576004465">
                <text:p>9.8621576004465</text:p>
              </table:table-cell>
              <table:table-cell office:value-type="float" office:value="30">
                <text:p>30</text:p>
              </table:table-cell>
              <table:table-cell office:value-type="float" office:value="10.6559028025628">
                <text:p>10.6559028025628</text:p>
              </table:table-cell>
              <table:table-cell office:value-type="float" office:value="30">
                <text:p>30</text:p>
              </table:table-cell>
              <table:table-cell office:value-type="float" office:value="11.9461674694109">
                <text:p>11.9461674694109</text:p>
              </table:table-cell>
              <table:table-cell office:value-type="float" office:value="30">
                <text:p>30</text:p>
              </table:table-cell>
              <table:table-cell office:value-type="float" office:value="14.8351182724664">
                <text:p>14.8351182724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